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標準" style:font-family-generic="swiss" style:font-pitch="variable"/>
    <style:font-face style:name="Mangal" svg:font-family="Mangal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Text_20_body" style:list-style-name="L2">
      <style:text-properties fo:font-weight="normal" style:language-asian="zh" style:country-asian="CN" style:font-weight-asian="normal" style:font-weight-complex="normal"/>
    </style:style>
    <style:style style:name="P2" style:family="paragraph" style:parent-style-name="Text_20_body" style:list-style-name="L3">
      <style:text-properties fo:font-weight="normal" style:font-weight-asian="normal" style:font-weight-complex="normal"/>
    </style:style>
    <style:style style:name="P3" style:family="paragraph" style:parent-style-name="Text_20_body" style:list-style-name="L4"/>
    <style:style style:name="P4" style:family="paragraph" style:parent-style-name="Text_20_body">
      <style:paragraph-properties fo:margin-left="1.482cm" fo:margin-right="0cm" fo:text-indent="0cm" style:auto-text-indent="false"/>
    </style:style>
    <style:style style:name="P5" style:family="paragraph" style:parent-style-name="Text_20_body">
      <style:paragraph-properties fo:margin-left="1.482cm" fo:margin-right="0cm" fo:text-indent="0cm" style:auto-text-indent="false"/>
      <style:text-properties fo:font-weight="normal" style:language-asian="zh" style:country-asian="CN" style:font-weight-asian="normal" style:font-weight-complex="normal"/>
    </style:style>
    <style:style style:name="P6" style:family="paragraph" style:parent-style-name="Text_20_body">
      <style:paragraph-properties fo:margin-left="1.482cm" fo:margin-right="0cm" fo:text-indent="0cm" style:auto-text-indent="false"/>
      <style:text-properties fo:font-weight="normal" style:font-weight-asian="normal" style:font-weight-complex="normal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inux Professional Institute Certification (LPIC)级别1</text:h>
      <text:p text:style-name="Text_20_body">来源：<text:a xlink:type="simple" xlink:href="http://www.ibm.com/developerworks/cn/linux/l-lpic1-v3-map/index.html">http://www.ibm.com/developerworks/cn/linux/l-lpic1-v3-map/index.html</text:a></text:p>
      <text:h text:style-name="Heading_20_2" text:outline-level="2">考试101-主题101: 系统架构</text:h>
      <text:list xml:id="list33628801" text:style-name="L2">
        <text:list-item>
          <text:p text:style-name="P1">101.1 确定和配置硬件设置</text:p>
        </text:list-item>
      </text:list>
      <text:p text:style-name="P5">确定和配置基础系统硬件。这项任务涉及集成的和外部的设备、冷插拔和热插拔设备，以及各种类型的大型存储设备。同时还介绍了与这些设备相关的工具，包括USB设备、设置ID（主要用于启动），以及一些低级工具，比如：sysfs、udev、hald和dbug等。</text:p>
      <text:p text:style-name="P5">权重2</text:p>
      <text:list xml:id="list34719366" text:continue-numbering="true" text:style-name="L2">
        <text:list-item>
          <text:p text:style-name="P1">101.2 引导系统</text:p>
        </text:list-item>
      </text:list>
      <text:p text:style-name="P5">引导系统完成引导过程。任务包括：在引导时提供常见的引导加载程序命令和内核选项，获得从BIOS到引导完成这一过程的引导顺序，以及在日志文件中检查引导时间。</text:p>
      <text:p text:style-name="P5">权重3</text:p>
      <text:list xml:id="list34724542" text:continue-numbering="true" text:style-name="L2">
        <text:list-item>
          <text:p text:style-name="P1">101.3 修改运行级别并关闭或重启系统</text:p>
        </text:list-item>
      </text:list>
      <text:p text:style-name="P6">管理系统的运行级别。任务包括：切换到单用户模式、关闭或重启系统、设置默认运行级别、在运行级别之间切换、向用户发出警告，以及在适当的时候终止进程。</text:p>
      <text:p text:style-name="P6">权重3</text:p>
      <text:p text:style-name="P4"/>
      <text:h text:style-name="Heading_20_2" text:outline-level="2">考试101-主题102：Linux安装和包管理</text:h>
      <text:list xml:id="list33736893" text:style-name="L3">
        <text:list-item>
          <text:p text:style-name="P2">102.1 设计硬件布局</text:p>
        </text:list-item>
      </text:list>
      <text:p text:style-name="P6">为Linux系统设计硬盘分区模式。任务包括将文件系统和交换空间分配给单独的分区或磁盘，针对系统的用途定制设计，以及确保引导分区适合用于硬件架构。</text:p>
      <text:p text:style-name="P6">权重2</text:p>
      <text:list xml:id="list34707184" text:continue-numbering="true" text:style-name="L3">
        <text:list-item>
          <text:p text:style-name="P2">102.2 安装引导管理器</text:p>
        </text:list-item>
      </text:list>
      <text:p text:style-name="P6">选择、安装和配置引导管理器。任务包括：提供备用的引导位置和备份引导选项、安装和配置引导加载程序（比如GRUB），以及与引导加载程序交互。</text:p>
      <text:p text:style-name="P6">权重2</text:p>
      <text:list xml:id="list34705736" text:continue-numbering="true" text:style-name="L3">
        <text:list-item>
          <text:p text:style-name="P2">102.3 管理共享库</text:p>
        </text:list-item>
      </text:list>
      <text:p text:style-name="P6">确定可执行程序依赖的共享库，并在需要时安装它们。任务包括：识别共享库、了解系统库的典型位置，以及加载共享库。</text:p>
      <text:p text:style-name="P6">权重1</text:p>
      <text:list xml:id="list34703669" text:continue-numbering="true" text:style-name="L3">
        <text:list-item>
          <text:p text:style-name="P2">102.4 使用Debian包管理</text:p>
        </text:list-item>
      </text:list>
      <text:p text:style-name="P6">使用Debian包工具执行包管理。任务包括：安装、升级和删除Debian二进制包，查找包含特定文件或库的包，包含包信息，比如版本、内容、依赖关系、包完整性和安装状态。</text:p>
      <text:p text:style-name="P6">权重3</text:p>
      <text:list xml:id="list34722177" text:continue-numbering="true" text:style-name="L3">
        <text:list-item>
          <text:p text:style-name="P2">102.5 使用RPM和YUM包管理</text:p>
        </text:list-item>
      </text:list>
      <text:p text:style-name="P6">使用RPM和YUM工具执行包管理。任务包括：使用RPM和YUM安装、重新安装、升级和删除包；获得有关RPM包的信息，比如版本、依赖关系、完整性和签名；以及判断包提供了哪些文件，比如查明某个特定文件来自于哪个包。</text:p>
      <text:p text:style-name="P6"><text:soft-page-break/>权重3</text:p>
      <text:p text:style-name="P7"/>
      <text:h text:style-name="Heading_20_2" text:outline-level="2">考试101-主题103：GNU和UNIX命令</text:h>
      <text:list xml:id="list34377564" text:style-name="L4">
        <text:list-item>
          <text:p text:style-name="P3"><text:span text:style-name="T1">103.1 使用命令行</text:span></text:p>
        </text:list-item>
      </text:list>
      <text:p text:style-name="P4"><text:span text:style-name="T1">使用命令行与shell和命令交互。任务包括：输入有效的命令和命令序列；定义、引出和导出环境变量；使用命令历史和编辑功能；在路径内和路径外调用命令；以及使用手册查找命令。</text:span></text:p>
      <text:p text:style-name="P4"><text:span text:style-name="T1">权重4</text:span></text:p>
      <text:list xml:id="list34732438" text:continue-numbering="true" text:style-name="L4">
        <text:list-item>
          <text:p text:style-name="P3">103.2 使用过滤器处理文本流</text:p>
        </text:list-item>
      </text:list>
      <text:p text:style-name="P4">向文本流应用过滤器。任务包括：通过文本使用过滤器发送文本文件和输出流以修改输出，使用GNU文本实用程序包中附带的标准UNIX命令。</text:p>
      <text:list xml:id="list34704094" text:continue-numbering="true" text:style-name="L4">
        <text:list-item>
          <text:p text:style-name="P3">103.3 执行基本的文件和目录管理</text:p>
        </text:list-item>
      </text:list>
      <text:p text:style-name="P4">使用基本的UNIX命令复制、移动和删除文件及目录。任务包括：高级文件管理操作，比如多次复制多个文件、重复删除目录、使用通配符模式、根据类型大小或时间查找和操作文件，以及使用tar、cpio和dd命令。</text:p>
      <text:list xml:id="list34723105" text:continue-numbering="true" text:style-name="L4">
        <text:list-item>
          <text:p text:style-name="P3">103.4 使用流、管道和重定向</text:p>
        </text:list-item>
      </text:list>
      <text:p text:style-name="P4">重定向流并连接它们，以更有效地处理文本数据。任务包括：重定向标准输入、标准输出和标准错误；将一个命令的输出传输到另一个命令的输入；</text:p>
      <text:list xml:id="list34728949" text:continue-numbering="true" text:style-name="L4">
        <text:list-item>
          <text:p text:style-name="P3"/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標準" style:font-family-generic="swiss" style:font-pitch="variable"/>
    <style:font-face style:name="Mangal" svg:font-family="Mangal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 fo:font-size="10pt" style:font-size-asian="10pt" style:language-asian="zh" style:country-asian="C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16T13:48:37.52</meta:creation-date>
    <dc:date>2011-12-16T14:59:03.31</dc:date>
    <meta:editing-duration>PT1H10M21S</meta:editing-duration>
    <meta:editing-cycles>12</meta:editing-cycles>
    <meta:generator>LibreOffice/3.3$Win32 LibreOffice_project/330m19$Build-401</meta:generator>
    <meta:document-statistic meta:table-count="0" meta:image-count="0" meta:object-count="0" meta:page-count="2" meta:paragraph-count="38" meta:word-count="331" meta:character-count="1369"/>
  </office:meta>
</office:document-meta>
</file>